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tkinson Hyperlegible" svg:font-family="'Atkinson Hyperlegible'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4.965cm"/>
    </style:style>
    <style:style style:name="co9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49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6" office:value-type="string" calcext:value-type="string">
            <text:p><text:s/>nombre <text:s/></text:p>
          </table:table-cell>
          <table:table-cell table:style-name="ce6" office:value-type="string" calcext:value-type="string">
            <text:p><text:s/>fecha_nacimiento </text:p>
          </table:table-cell>
          <table:table-cell/>
        </table:table-row>
        <table:table-row table:style-name="ro1">
          <table:table-cell office:value-type="string" calcext:value-type="string">
            <text:p><text:s/>jose <text:s text:c="3"/></text:p>
          </table:table-cell>
          <table:table-cell office:value-type="date" office:date-value="1965-09-07" calcext:value-type="date">
            <text:p>1965-09-07</text:p>
          </table:table-cell>
          <table:table-cell/>
        </table:table-row>
        <table:table-row table:style-name="ro1">
          <table:table-cell office:value-type="string" calcext:value-type="string">
            <text:p><text:s/>kilyan <text:s/></text:p>
          </table:table-cell>
          <table:table-cell office:value-type="date" office:date-value="1970-02-15" calcext:value-type="date">
            <text:p>1970-02-15</text:p>
          </table:table-cell>
          <table:table-cell/>
        </table:table-row>
        <table:table-row table:style-name="ro1">
          <table:table-cell office:value-type="string" calcext:value-type="string">
            <text:p><text:s/>agustin </text:p>
          </table:table-cell>
          <table:table-cell office:value-type="date" office:date-value="1986-02-10" calcext:value-type="date">
            <text:p>1986-02-10</text:p>
          </table:table-cell>
          <table:table-cell/>
        </table:table-row>
        <table:table-row table:style-name="ro1">
          <table:table-cell office:value-type="string" calcext:value-type="string">
            <text:p><text:s/>clara <text:s text:c="2"/></text:p>
          </table:table-cell>
          <table:table-cell office:value-type="date" office:date-value="1989-04-09" calcext:value-type="date">
            <text:p>1989-04-09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2" table:number-rows-spanned="1">
            <text:p>4 filas</text:p>
          </table:table-cell>
          <table:covered-table-cell table:style-name="ce8"/>
          <table:table-cell/>
        </table:table-row>
      </table:table>
      <table:table table:name="B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<text:s/>dia_semana </text:p>
          </table:table-cell>
          <table:table-cell table:style-name="ce6" office:value-type="string" calcext:value-type="string">
            <text:p><text:s/>precio <text:s/></text:p>
          </table:table-cell>
        </table:table-row>
        <table:table-row table:style-name="ro1">
          <table:table-cell table:style-name="ce7" office:value-type="string" calcext:value-type="string">
            <text:p><text:s/>Saturday <text:s text:c="2"/></text:p>
          </table:table-cell>
          <table:table-cell table:style-name="ce7" office:value-type="string" calcext:value-type="string">
            <text:p><text:s/>1000.98 </text:p>
          </table:table-cell>
        </table:table-row>
        <table:table-row table:style-name="ro1">
          <table:table-cell table:style-name="ce7" office:value-type="string" calcext:value-type="string">
            <text:p><text:s/>Thursday <text:s text:c="2"/></text:p>
          </table:table-cell>
          <table:table-cell table:style-name="ce7" office:value-type="string" calcext:value-type="string">
            <text:p><text:s/>1800.95 </text:p>
          </table:table-cell>
        </table:table-row>
        <table:table-row table:style-name="ro1">
          <table:table-cell table:style-name="ce7" office:value-type="string" calcext:value-type="string">
            <text:p><text:s/>Tuesday <text:s text:c="3"/></text:p>
          </table:table-cell>
          <table:table-cell table:style-name="ce7" office:value-type="string" calcext:value-type="string">
            <text:p><text:s/>1200.98 </text:p>
          </table:table-cell>
        </table:table-row>
        <table:table-row table:style-name="ro1">
          <table:table-cell table:style-name="ce7" office:value-type="string" calcext:value-type="string">
            <text:p><text:s/>Monday <text:s text:c="4"/></text:p>
          </table:table-cell>
          <table:table-cell table:style-name="ce7" office:value-type="string" calcext:value-type="string">
            <text:p><text:s/>3000.89 </text:p>
          </table:table-cell>
        </table:table-row>
        <table:table-row table:style-name="ro1">
          <table:table-cell table:style-name="ce7" office:value-type="string" calcext:value-type="string">
            <text:p><text:s/>Friday <text:s text:c="4"/></text:p>
          </table:table-cell>
          <table:table-cell table:style-name="ce7" office:value-type="string" calcext:value-type="string">
            <text:p><text:s/>2400.86 </text:p>
          </table:table-cell>
        </table:table-row>
        <table:table-row table:style-name="ro1">
          <table:table-cell table:style-name="ce7" office:value-type="string" calcext:value-type="string">
            <text:p><text:s/>Wednesday <text:s/></text:p>
          </table:table-cell>
          <table:table-cell table:style-name="ce7" office:value-type="string" calcext:value-type="string">
            <text:p><text:s text:c="2"/>880.01 </text:p>
          </table:table-cell>
        </table:table-row>
        <table:table-row table:style-name="ro1">
          <table:table-cell table:style-name="ce7" office:value-type="string" calcext:value-type="string">
            <text:p><text:s/>Sunday <text:s text:c="4"/></text:p>
          </table:table-cell>
          <table:table-cell table:style-name="ce7" office:value-type="string" calcext:value-type="string">
            <text:p><text:s text:c="2"/>129.50 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7 filas</text:p>
          </table:table-cell>
          <table:covered-table-cell table:style-name="ce8"/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+------------+---------+</text:p>
          </table:table-cell>
          <table:table-cell/>
        </table:table-row>
      </table:table>
      <table:table table:name="C" table:style-name="ta1">
        <table:table-column table:style-name="co3" table:default-cell-style-name="ce5"/>
        <table:table-column table:style-name="co6" table:default-cell-style-name="ce5"/>
        <table:table-column table:style-name="co4" table:number-columns-repeated="16382" table:default-cell-style-name="ce5"/>
        <table:table-row table:style-name="ro1">
          <table:table-cell table:style-name="ce10" office:value-type="string" calcext:value-type="string">
            <text:p><text:s/>duracion_media </text:p>
          </table:table-cell>
          <table:table-cell table:style-name="ce10" office:value-type="string" calcext:value-type="string">
            <text:p><text:s/>years </text:p>
          </table:table-cell>
          <table:table-cell table:number-columns-repeated="16382"/>
        </table:table-row>
        <table:table-row table:style-name="ro1">
          <table:table-cell table:style-name="ce11" office:value-type="float" office:value="5225" calcext:value-type="float">
            <text:p>5225</text:p>
          </table:table-cell>
          <table:table-cell table:style-name="ce11" office:value-type="float" office:value="2013" calcext:value-type="float">
            <text:p>2013</text:p>
          </table:table-cell>
          <table:table-cell table:number-columns-repeated="1638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11" calcext:value-type="float">
            <text:p>2011</text:p>
          </table:table-cell>
          <table:table-cell table:number-columns-repeated="16382"/>
        </table:table-row>
        <table:table-row table:style-name="ro1">
          <table:table-cell table:style-name="ce11" office:value-type="string" calcext:value-type="string">
            <text:p>3.2 </text:p>
          </table:table-cell>
          <table:table-cell table:style-name="ce11" office:value-type="float" office:value="2022" calcext:value-type="float">
            <text:p>2022</text:p>
          </table:table-cell>
          <table:table-cell table:number-columns-repeated="1638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07" calcext:value-type="float">
            <text:p>2007</text:p>
          </table:table-cell>
          <table:table-cell table:number-columns-repeated="16382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 table:number-columns-spanned="2" table:number-rows-spanned="1">
            <text:p>5 Filas</text:p>
          </table:table-cell>
          <table:covered-table-cell table:style-name="ce8"/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" table:style-name="ta1">
        <table:table-column table:style-name="co4" table:default-cell-style-name="ce4"/>
        <table:table-column table:style-name="co7" table:number-columns-repeated="2" table:default-cell-style-name="ce4"/>
        <table:table-column table:style-name="co4" table:number-columns-repeated="16381" table:default-cell-style-name="ce4"/>
        <table:table-row table:style-name="ro1">
          <table:table-cell table:style-name="ce8" office:value-type="string" calcext:value-type="string">
            <text:p><text:s/>annio </text:p>
          </table:table-cell>
          <table:table-cell table:style-name="ce8" office:value-type="string" calcext:value-type="string">
            <text:p><text:s/>total_coste </text:p>
          </table:table-cell>
          <table:table-cell table:number-columns-repeated="16382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1" office:value-type="string" calcext:value-type="string">
            <text:p><text:s text:c="6"/>749.03 </text:p>
          </table:table-cell>
          <table:table-cell table:number-columns-repeated="16382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11" office:value-type="string" calcext:value-type="string">
            <text:p><text:s text:c="6"/>241.00 </text:p>
          </table:table-cell>
          <table:table-cell table:number-columns-repeated="16382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11" office:value-type="string" calcext:value-type="string">
            <text:p><text:s text:c="6"/>540.42 </text:p>
          </table:table-cell>
          <table:table-cell table:number-columns-repeated="16382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string" calcext:value-type="string">
            <text:p><text:s text:c="6"/>482.20 </text:p>
          </table:table-cell>
          <table:table-cell table:number-columns-repeated="16382"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table:style-name="ce11" office:value-type="string" calcext:value-type="string">
            <text:p><text:s text:c="6"/>300.32 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 table:number-columns-spanned="2" table:number-rows-spanned="1">
            <text:p>5 Filas</text:p>
          </table:table-cell>
          <table:covered-table-cell table:style-name="ce8"/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" table:style-name="ta1">
        <table:table-column table:style-name="co8" table:default-cell-style-name="ce4"/>
        <table:table-column table:style-name="co4" table:number-columns-repeated="16383" table:default-cell-style-name="ce4"/>
        <table:table-row table:style-name="ro1">
          <table:table-cell table:style-name="ce10" office:value-type="string" calcext:value-type="string">
            <text:p>nombre_apellidos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Marcos Gutierrez Planas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Antonio Colmenarejo Delgado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Franco Heredia Navarro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Antonio Peña Colmenajero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Luisa Urkia Odriozola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5 Filas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table-column table:style-name="co9" table:default-cell-style-name="ce4"/>
        <table:table-column table:style-name="co4" table:number-columns-repeated="16383" table:default-cell-style-name="ce4"/>
        <table:table-row table:style-name="ro1">
          <table:table-cell table:style-name="ce10" office:value-type="string" calcext:value-type="string">
            <text:p><text:s/>nombre <text:s text:c="3"/>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SERGIO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JOSE JUAN 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ALEJANDRO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JOSE LUIS 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IKER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FELIX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ANGEL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VICTORIA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8 Filas</text:p>
          </table:table-cell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" table:style-name="ta1">
        <table:table-column table:style-name="co4" table:default-cell-style-name="ce7"/>
        <table:table-row table:style-name="ro1">
          <table:table-cell table:style-name="ce6" office:value-type="string" calcext:value-type="string">
            <text:p><text:s/>nombre <text:s text:c="3"/></text:p>
          </table:table-cell>
        </table:table-row>
        <table:table-row table:style-name="ro1">
          <table:table-cell office:value-type="string" calcext:value-type="string">
            <text:p>jezabel</text:p>
          </table:table-cell>
        </table:table-row>
        <table:table-row table:style-name="ro1">
          <table:table-cell office:value-type="string" calcext:value-type="string">
            <text:p>jose juan</text:p>
          </table:table-cell>
        </table:table-row>
        <table:table-row table:style-name="ro1">
          <table:table-cell office:value-type="string" calcext:value-type="string">
            <text:p>jesus</text:p>
          </table:table-cell>
        </table:table-row>
        <table:table-row table:style-name="ro1">
          <table:table-cell table:style-name="ce8" office:value-type="string" calcext:value-type="string">
            <text:p>3 Fil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tkinson Hyperlegible" svg:font-family="'Atkinson Hyperlegible'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Atkinson Hyperlegible" fo:font-family="'Atkinson Hyperlegible'" style:font-style-name="Normal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8:26:04.5219177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20:03:06.728000000</meta:creation-date>
    <dc:date>2024-02-11T18:43:27.019215055</dc:date>
    <meta:editing-duration>PT40M58S</meta:editing-duration>
    <meta:editing-cycles>5</meta:editing-cycles>
    <meta:generator>LibreOffice/24.2.0.3$Linux_X86_64 LibreOffice_project/da48488a73ddd66ea24cf16bbc4f7b9c08e9bea1</meta:generator>
    <dc:creator>Alejandro Fraile del Olmo</dc:creator>
    <meta:document-statistic meta:table-count="7" meta:cell-count="77" meta:object-count="0"/>
  </office:meta>
</office:document-meta>
</file>